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TreeModel.Area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Model.getPageCount( int 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TreeModel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eaTreeModel.getCurrentPag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Model.getPageSequen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reaTreeModel.addPage( PageViewport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eaTreeModel.startPageSequence( PageSequence pageSequ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eaTreeModel.getPage( int seq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TreeModel.handleOffDocumentItem( OffDocumentItem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